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Grande" svg:font-family="'Lucida Grande', 'Trebuchet MS', Verdana, Helvetica, Arial, sans-serif"/>
    <style:font-face style:name="Mangal1" svg:font-family="Mangal"/>
    <style:font-face style:name="arial" svg:font-family="arial, sans-serif"/>
    <style:font-face style:name="ArialMT" svg:font-family="ArialMT" style:font-family-generic="roman"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19c2" officeooo:paragraph-rsid="000b19c2"/>
    </style:style>
    <style:style style:name="P2" style:family="paragraph" style:parent-style-name="Standard">
      <style:text-properties officeooo:paragraph-rsid="000fa079"/>
    </style:style>
    <style:style style:name="P3" style:family="paragraph" style:parent-style-name="Text_20_body">
      <style:text-properties fo:font-variant="normal" fo:text-transform="none" fo:color="#333333" style:font-name="Source Sans Pro" fo:font-size="12pt" fo:letter-spacing="normal" fo:language="cs" fo:country="CZ" fo:font-style="normal" fo:font-weight="normal" officeooo:rsid="000fa079" officeooo:paragraph-rsid="000fa079" style:font-size-asian="12pt" style:font-size-complex="12pt"/>
    </style:style>
    <style:style style:name="P4"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style:font-name="Source Sans Pro" fo:font-size="12pt" fo:letter-spacing="normal" fo:font-style="normal" fo:font-weight="normal" style:font-size-asian="12pt" style:font-size-complex="12pt"/>
    </style:style>
    <style:style style:name="P5"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style:font-name="Source Sans Pro" fo:font-size="12pt" fo:letter-spacing="normal" style:font-size-asian="12pt" style:font-size-complex="12pt"/>
    </style:style>
    <style:style style:name="P6" style:family="paragraph" style:parent-style-name="Text_20_body" style:list-style-name="L1">
      <style:paragraph-properties fo:orphans="2" fo:widows="2" fo:padding="0cm" fo:border="none"/>
      <style:text-properties fo:font-variant="normal" fo:text-transform="none" fo:color="#333333" style:font-name="Source Sans Pro"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4">
      <style:paragraph-properties fo:text-align="start" style:justify-single-word="false"/>
      <style:text-properties officeooo:paragraph-rsid="0023d499"/>
    </style:style>
    <style:style style:name="P11" style:family="paragraph" style:parent-style-name="Standard">
      <style:text-properties style:font-name="Source Sans Pro" fo:font-size="12pt" officeooo:rsid="000b19c2" officeooo:paragraph-rsid="000b19c2" style:font-size-asian="12pt" style:font-size-complex="12pt"/>
    </style:style>
    <style:style style:name="P12" style:family="paragraph" style:parent-style-name="Standard">
      <style:text-properties style:font-name="Source Sans Pro" fo:font-size="12pt" officeooo:rsid="000c4eec" officeooo:paragraph-rsid="000c4eec" style:font-size-asian="12pt" style:font-size-complex="12pt"/>
    </style:style>
    <style:style style:name="P13" style:family="paragraph" style:parent-style-name="Standard">
      <style:paragraph-properties fo:text-align="start" style:justify-single-word="false"/>
      <style:text-properties style:font-name="Source Sans Pro" fo:font-size="12pt" style:font-size-asian="12pt" style:font-size-complex="12pt"/>
    </style:style>
    <style:style style:name="P14" style:family="paragraph" style:parent-style-name="Standard">
      <style:paragraph-properties fo:text-align="start" style:justify-single-word="false"/>
      <style:text-properties style:font-name="Source Sans Pro" fo:font-size="12pt" officeooo:paragraph-rsid="0016d79d" style:font-size-asian="12pt" style:font-size-complex="12pt"/>
    </style:style>
    <style:style style:name="P15" style:family="paragraph" style:parent-style-name="Standard">
      <style:paragraph-properties fo:text-align="start" style:justify-single-word="false"/>
      <style:text-properties style:font-name="Source Sans Pro" fo:font-size="12pt" officeooo:paragraph-rsid="0017b465" style:font-size-asian="12pt" style:font-size-complex="12pt"/>
    </style:style>
    <style:style style:name="P16" style:family="paragraph" style:parent-style-name="Standard">
      <style:paragraph-properties fo:text-align="start" style:justify-single-word="false"/>
      <style:text-properties style:font-name="Source Sans Pro" fo:font-size="12pt" officeooo:paragraph-rsid="0020e082" style:font-size-asian="12pt" style:font-size-complex="12pt"/>
    </style:style>
    <style:style style:name="P17" style:family="paragraph" style:parent-style-name="Standard">
      <style:paragraph-properties fo:text-align="start" style:justify-single-word="false"/>
      <style:text-properties style:font-name="Source Sans Pro" fo:font-size="12pt" officeooo:paragraph-rsid="002313d3" style:font-size-asian="12pt" style:font-size-complex="12pt"/>
    </style:style>
    <style:style style:name="P18" style:family="paragraph" style:parent-style-name="Standard" style:list-style-name="L3">
      <style:paragraph-properties fo:text-align="start" style:justify-single-word="false"/>
      <style:text-properties style:font-name="Source Sans Pro" fo:font-size="12pt" officeooo:paragraph-rsid="0023d499" style:font-size-asian="12pt" style:font-size-complex="12pt"/>
    </style:style>
    <style:style style:name="P19" style:family="paragraph" style:parent-style-name="Standard">
      <style:paragraph-properties fo:text-align="start" style:justify-single-word="false"/>
      <style:text-properties style:font-name="Source Sans Pro" fo:font-size="12pt" officeooo:paragraph-rsid="0023d499" style:font-size-asian="12pt" style:font-size-complex="12pt"/>
    </style:style>
    <style:style style:name="P20" style:family="paragraph" style:parent-style-name="Standard" style:list-style-name="L4">
      <style:paragraph-properties fo:text-align="start" style:justify-single-word="false"/>
      <style:text-properties style:font-name="Source Sans Pro" fo:font-size="12pt" officeooo:paragraph-rsid="0023d499" style:font-size-asian="12pt" style:font-size-complex="12pt"/>
    </style:style>
    <style:style style:name="P21" style:family="paragraph" style:parent-style-name="Standard">
      <style:paragraph-properties fo:text-align="start" style:justify-single-word="false"/>
      <style:text-properties style:font-name="Source Sans Pro" fo:font-size="12pt" officeooo:rsid="0017b465" officeooo:paragraph-rsid="0017b465" style:font-size-asian="12pt" style:font-size-complex="12pt"/>
    </style:style>
    <style:style style:name="P22" style:family="paragraph" style:parent-style-name="Standard">
      <style:paragraph-properties fo:text-align="start" style:justify-single-word="false"/>
      <style:text-properties style:font-name="Source Sans Pro" fo:font-size="12pt" officeooo:rsid="00199552" officeooo:paragraph-rsid="00199552" style:font-size-asian="12pt" style:font-size-complex="12pt"/>
    </style:style>
    <style:style style:name="P23" style:family="paragraph" style:parent-style-name="Standard">
      <style:paragraph-properties fo:text-align="start" style:justify-single-word="false"/>
      <style:text-properties style:font-name="Source Sans Pro" fo:font-size="12pt" officeooo:rsid="00199552" officeooo:paragraph-rsid="001feee9" style:font-size-asian="12pt" style:font-size-complex="12pt"/>
    </style:style>
    <style:style style:name="P24" style:family="paragraph" style:parent-style-name="Standard">
      <style:text-properties style:font-name="Source Sans Pro" fo:font-size="12pt" fo:language="cs" fo:country="CZ" officeooo:rsid="000b19c2" officeooo:paragraph-rsid="000b19c2" style:font-size-asian="12pt" style:font-size-complex="12pt"/>
    </style:style>
    <style:style style:name="P25" style:family="paragraph" style:parent-style-name="Standard">
      <style:text-properties style:font-name="Source Sans Pro" fo:font-size="12pt" fo:language="cs" fo:country="CZ" officeooo:rsid="000c4eec" officeooo:paragraph-rsid="000c4eec" style:font-size-asian="12pt" style:font-size-complex="12pt"/>
    </style:style>
    <style:style style:name="P26" style:family="paragraph" style:parent-style-name="Standard">
      <style:text-properties style:font-name="Source Sans Pro" fo:font-size="12pt" fo:language="cs" fo:country="CZ" officeooo:rsid="000fa079" officeooo:paragraph-rsid="000fa079" style:font-size-asian="12pt" style:font-size-complex="12pt"/>
    </style:style>
    <style:style style:name="P27" style:family="paragraph" style:parent-style-name="Standard">
      <style:text-properties style:font-name="Source Sans Pro" fo:font-size="12pt" fo:language="cs" fo:country="CZ" officeooo:rsid="000fc8d7" officeooo:paragraph-rsid="000fc8d7" style:font-size-asian="12pt" style:font-size-complex="12pt"/>
    </style:style>
    <style:style style:name="P28" style:family="paragraph" style:parent-style-name="Standard">
      <style:paragraph-properties fo:text-align="start" style:justify-single-word="false"/>
      <style:text-properties style:font-name="Source Sans Pro" fo:font-size="12pt" fo:font-weight="bold"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Source Sans Pro" fo:font-size="24pt" fo:language="cs" fo:country="CZ" fo:font-weight="bold" officeooo:rsid="000fa079" officeooo:paragraph-rsid="000fa079" style:font-size-asian="24pt" style:font-weight-asian="bold" style:font-size-complex="24pt" style:font-weight-complex="bold"/>
    </style:style>
    <style:style style:name="P30" style:family="paragraph" style:parent-style-name="Standard">
      <style:paragraph-properties fo:text-align="start" style:justify-single-word="false"/>
      <style:text-properties style:font-name="Source Sans Pro"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Source Sans Pro"/>
    </style:style>
    <style:style style:name="T1" style:family="text">
      <style:text-properties fo:language="cs" fo:country="CZ"/>
    </style:style>
    <style:style style:name="T2" style:family="text">
      <style:text-properties fo:language="cs" fo:country="CZ" officeooo:rsid="000c5add"/>
    </style:style>
    <style:style style:name="T3" style:family="text">
      <style:text-properties fo:font-style="normal" fo:font-weight="normal"/>
    </style:style>
    <style:style style:name="T4" style:family="text">
      <style:text-properties fo:color="#000000"/>
    </style:style>
    <style:style style:name="T5" style:family="text">
      <style:text-properties fo:color="#000000" officeooo:rsid="00150ab2"/>
    </style:style>
    <style:style style:name="T6" style:family="text">
      <style:text-properties fo:color="#000000" officeooo:rsid="0016a19d"/>
    </style:style>
    <style:style style:name="T7" style:family="text">
      <style:text-properties fo:color="#000000" officeooo:rsid="0016d79d"/>
    </style:style>
    <style:style style:name="T8" style:family="text">
      <style:text-properties fo:color="#000000" style:font-name="Source Sans Pro" fo:font-size="12pt" style:font-size-asian="12pt" style:font-size-complex="12pt"/>
    </style:style>
    <style:style style:name="T9" style:family="text">
      <style:text-properties fo:color="#000000" style:font-name="Source Sans Pro" fo:font-size="12pt" officeooo:rsid="002313d3" style:font-size-asian="12pt" style:font-size-complex="12pt"/>
    </style:style>
    <style:style style:name="T10" style:family="text">
      <style:text-properties fo:color="#000000" style:font-name="Source Sans Pro" fo:font-size="12pt" officeooo:rsid="002319cd" style:font-size-asian="12pt" style:font-size-complex="12pt"/>
    </style:style>
    <style:style style:name="T11" style:family="text">
      <style:text-properties fo:color="#000000" style:font-name="Source Sans Pro" fo:font-size="12pt" officeooo:rsid="0023d499" style:font-size-asian="12pt" style:font-size-complex="12pt"/>
    </style:style>
    <style:style style:name="T12" style:family="text">
      <style:text-properties fo:color="#000000" style:font-name="Source Sans Pro" fo:font-size="12pt" officeooo:rsid="00215250" style:font-size-asian="12pt" style:font-size-complex="12pt"/>
    </style:style>
    <style:style style:name="T13" style:family="text">
      <style:text-properties fo:color="#000000" style:font-name="Source Sans Pro" officeooo:rsid="0016d79d"/>
    </style:style>
    <style:style style:name="T14" style:family="text">
      <style:text-properties fo:color="#000000" style:font-name="Source Sans Pro"/>
    </style:style>
    <style:style style:name="T15" style:family="text">
      <style:text-properties fo:color="#000000" style:font-name="Source Sans Pro" officeooo:rsid="0017b465"/>
    </style:style>
    <style:style style:name="T16" style:family="text">
      <style:text-properties fo:color="#000000" style:font-name="Source Sans Pro" fo:font-weight="bold" officeooo:rsid="0016d79d" style:font-weight-asian="bold" style:font-weight-complex="bold"/>
    </style:style>
    <style:style style:name="T17" style:family="text">
      <style:text-properties fo:color="#000000" officeooo:rsid="0017b465"/>
    </style:style>
    <style:style style:name="T18" style:family="text">
      <style:text-properties fo:color="#000000" officeooo:rsid="00199552"/>
    </style:style>
    <style:style style:name="T19" style:family="text">
      <style:text-properties fo:color="#000000" fo:font-weight="bold" style:font-weight-asian="bold" style:font-weight-complex="bold"/>
    </style:style>
    <style:style style:name="T20" style:family="text">
      <style:text-properties fo:color="#000000" fo:font-weight="bold" officeooo:rsid="0017b465" style:font-weight-asian="bold" style:font-weight-complex="bold"/>
    </style:style>
    <style:style style:name="T21" style:family="text">
      <style:text-properties fo:color="#000000" fo:font-weight="bold" officeooo:rsid="00199552" style:font-weight-asian="bold" style:font-weight-complex="bold"/>
    </style:style>
    <style:style style:name="T22" style:family="text">
      <style:text-properties fo:color="#000000" fo:font-weight="bold" officeooo:rsid="001feee9" style:font-weight-asian="bold" style:font-weight-complex="bold"/>
    </style:style>
    <style:style style:name="T23" style:family="text">
      <style:text-properties fo:color="#000000" fo:font-weight="bold" officeooo:rsid="00215250" style:font-weight-asian="bold" style:font-weight-complex="bold"/>
    </style:style>
    <style:style style:name="T24" style:family="text">
      <style:text-properties fo:color="#000000" officeooo:rsid="001d0fab"/>
    </style:style>
    <style:style style:name="T25" style:family="text">
      <style:text-properties fo:color="#000000" officeooo:rsid="001feee9"/>
    </style:style>
    <style:style style:name="T26" style:family="text">
      <style:text-properties fo:color="#000000" officeooo:rsid="0020e082"/>
    </style:style>
    <style:style style:name="T27" style:family="text">
      <style:text-properties fo:color="#000000" officeooo:rsid="00215250"/>
    </style:style>
    <style:style style:name="T28" style:family="text">
      <style:text-properties fo:color="#000000" fo:font-size="14pt" fo:font-weight="bold" style:font-size-asian="14pt" style:font-weight-asian="bold" style:font-size-complex="14pt" style:font-weight-complex="bold"/>
    </style:style>
    <style:style style:name="T29" style:family="text">
      <style:text-properties fo:color="#000000" officeooo:rsid="002313d3"/>
    </style:style>
    <style:style style:name="T30" style:family="text">
      <style:text-properties fo:color="#000000" officeooo:rsid="0023d499"/>
    </style:style>
    <style:style style:name="T31" style:family="text">
      <style:text-properties fo:color="#1155cd"/>
    </style:style>
    <style:style style:name="T32" style:family="text">
      <style:text-properties fo:color="#1155cd" style:font-name="Source Sans Pro" fo:font-size="12pt" style:font-size-asian="12pt" style:font-size-complex="12pt"/>
    </style:style>
    <style:style style:name="T33" style:family="text">
      <style:text-properties fo:color="#1155cd" style:font-name="Source Sans Pro"/>
    </style:style>
    <style:style style:name="T34" style:family="text">
      <style:text-properties fo:color="#1155cd" officeooo:rsid="0020e082"/>
    </style:style>
    <style:style style:name="T35" style:family="text">
      <style:text-properties style:font-name="Source Sans Pro" fo:font-size="12pt" style:font-size-asian="12pt" style:font-size-complex="12pt"/>
    </style:style>
    <style:style style:name="T36" style:family="text">
      <style:text-properties style:font-name="Source Sans Pro" fo:font-size="12pt" fo:language="en" fo:country="US" style:font-size-asian="12pt" style:font-size-complex="12pt"/>
    </style:style>
    <style:style style:name="T37" style:family="text">
      <style:text-properties style:font-name="Source Sans Pro" fo:font-size="12pt" fo:language="en" fo:country="US" officeooo:rsid="000b19c2" style:font-size-asian="12pt" style:font-size-complex="12pt"/>
    </style:style>
    <style:style style:name="T38" style:family="text">
      <style:text-properties style:font-name="Source Sans Pro" fo:font-size="12pt" fo:language="cs" fo:country="CZ" style:font-size-asian="12pt" style:font-size-complex="12pt"/>
    </style:style>
    <style:style style:name="T39" style:family="text">
      <style:text-properties style:font-name="Source Sans Pro" fo:font-size="12pt" fo:language="cs" fo:country="CZ" officeooo:rsid="000e4842" style:font-size-asian="12pt" style:font-size-complex="12pt"/>
    </style:style>
    <style:style style:name="T40" style:family="text">
      <style:text-properties style:font-name="Source Sans Pro" fo:font-size="12pt" fo:language="cs" fo:country="CZ" officeooo:rsid="000fa079" style:font-size-asian="12pt" style:font-size-complex="12pt"/>
    </style:style>
    <style:style style:name="T41" style:family="text">
      <style:text-properties fo:color="#000099"/>
    </style:style>
    <style:style style:name="T42" style:family="text">
      <style:text-properties fo:color="#000099" officeooo:rsid="001d0fab"/>
    </style:style>
    <style:style style:name="T43" style:family="text">
      <style:text-properties fo:color="#000099"/>
    </style:style>
    <style:style style:name="T44" style:family="text">
      <style:text-properties fo:color="#000099" style:font-name="Source Sans Pro" fo:font-size="12pt" style:font-size-asian="12pt" style:font-size-complex="12pt"/>
    </style:style>
    <style:style style:name="T45" style:family="text">
      <style:text-properties fo:color="#000099" style:font-name="Source Sans Pro" fo:font-size="12pt" style:font-size-asian="12pt" style:font-size-complex="12pt"/>
    </style:style>
    <style:style style:name="T46" style:family="text">
      <style:text-properties fo:color="#000099" style:font-name="Source Sans Pro"/>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koly KMO</text:p>
      <text:p text:style-name="P11"/>
      <text:p text:style-name="P11">seznamovat se osobně s novináři v kraji</text:p>
      <text:p text:style-name="P11">aktualizovat medialist – žádat MO o rozšíření nebo celostátní medialist</text:p>
      <text:p text:style-name="P1"><text:span text:style-name="T35">adresy bývají </text:span><text:a xlink:type="simple" xlink:href="mailto:jmeno.prijmeni@denik.cz" text:style-name="Internet_20_link" text:visited-style-name="Visited_20_Internet_20_Link"><text:span text:style-name="T35">jmeno.prijmeni</text:span></text:a><text:a xlink:type="simple" xlink:href="mailto:jmeno.prijmeni@denik.cz" text:style-name="Internet_20_link" text:visited-style-name="Visited_20_Internet_20_Link"><text:span text:style-name="T36">@</text:span></text:a><text:a xlink:type="simple" xlink:href="mailto:jmeno.prijmeni@denik.cz" text:style-name="Internet_20_link" text:visited-style-name="Visited_20_Internet_20_Link">denik.cz</text:a><text:span text:style-name="T38">, </text:span><text:a xlink:type="simple" xlink:href="mailto:jmeno.prijmeni@denik.cz" text:style-name="Internet_20_link" text:visited-style-name="Visited_20_Internet_20_Link"><text:span text:style-name="T36">@</text:span></text:a><text:span text:style-name="T38">mfdnes.cz, </text:span><text:a xlink:type="simple" xlink:href="mailto:jmeno.prijmeni@denik.cz" text:style-name="Internet_20_link" text:visited-style-name="Visited_20_Internet_20_Link"><text:span text:style-name="T36">@rozhlas.cz……</text:span></text:a></text:p>
      <text:p text:style-name="P24">hledat vlastní témata</text:p>
      <text:p text:style-name="P24">Důležité je mít kvalitní (pravopisně správný) text i fotografii</text:p>
      <text:p text:style-name="P24">monitoring médií (sebe i protikandidáty)</text:p>
      <text:p text:style-name="P24">Hned po primárkách ve městech dát vědět, že kandidujete. TZ, tiskovka, (občerstvení), tisková zpráva v deskách</text:p>
      <text:p text:style-name="P24">TZ prostřednictvím hromadných mailů (ve skryté kopii) v těle emailu</text:p>
      <text:p text:style-name="P12"><text:span text:style-name="T1">Kontaktovat novináře nejlépe denně (tiskovka, komentáře fb, pozvánka na akci – </text:span><text:span text:style-name="T2">2-3 dny předem – do čtvrtka pokud je to následující týden</text:span><text:span text:style-name="T1">)</text:span></text:p>
      <text:p text:style-name="P25">Sehnat, zajistit fotografa, kameramana – kvalitní fotky a videa</text:p>
      <text:p text:style-name="P25"/>
      <text:p text:style-name="P2"><text:span text:style-name="T39">FEEDS Pirátských listů – média, strany – kontaktní osoba Zachar (flotila královny Anny) nebo </text:span><text:a xlink:type="simple" xlink:href="mailto:listy@pirati.cz" text:style-name="Internet_20_link" text:visited-style-name="Visited_20_Internet_20_Link"><text:span text:style-name="T35">listy</text:span></text:a><text:a xlink:type="simple" xlink:href="mailto:listy@pirati.cz" text:style-name="Internet_20_link" text:visited-style-name="Visited_20_Internet_20_Link"><text:span text:style-name="T37">@</text:span></text:a><text:a xlink:type="simple" xlink:href="mailto:listy@pirati.cz" text:style-name="Internet_20_link" text:visited-style-name="Visited_20_Internet_20_Link">pirati.cz</text:a><text:span text:style-name="T40"> </text:span></text:p>
      <text:p text:style-name="P26"/>
      <text:p text:style-name="P26"/>
      <text:p text:style-name="P3">komunální volby: <text:line-break/>rozpočty komunálních kampaní<text:line-break/>merch pro komunálky</text:p>
      <text:list xml:id="list1021988594791364764" text:style-name="L1">
        <text:list-item>
          <text:p text:style-name="P4">Pirátské listy (tým, organizace, odpovědnosti)</text:p>
        </text:list-item>
        <text:list-item>
          <text:p text:style-name="P4">senátní volby:<text:line-break/>rozpočty senátních kampaní<text:line-break/>organizace volebního štábu senátní kampaně</text:p>
        </text:list-item>
        <text:list-item>
          <text:p text:style-name="P4">JiPiCe:<text:line-break/>rozpočet a projekt JiPiCe (Ondřej Tůma) <text:line-break/>vize centra = měřitelný cíl pro činnost správce centra<text:line-break/>úkolování správce centra přes redmine<text:line-break/>sytém hodnocení správce centra - odměňování<text:line-break/>vybavení centra (knihovna, hygiena)<text:line-break/>nákup NTB (PC) do centra pro práci správce a sdílený net<text:line-break/>dar od Pavly Marušové na nákup knihovny a dalšího nábytku do centra</text:p>
        </text:list-item>
        <text:list-item>
          <text:p text:style-name="P4">zahájit volbu vedoucího MO - plus odměna 3000,- měsíčně (úkolová)</text:p>
        </text:list-item>
        <text:list-item>
          <text:p text:style-name="P4">systém hodnocení KoKS</text:p>
        </text:list-item>
        <text:list-item>
          <text:p text:style-name="P4">pravidelná setkávání PKS</text:p>
        </text:list-item>
        <text:list-item>
          <text:p text:style-name="P4">vyhl./předpis PKS přijímání členů /regP statut/ odmítání - odůvodnění, plus standard otázek pro zájemce apod.</text:p>
        </text:list-item>
        <text:list-item>
          <text:p text:style-name="P4">monitoring médií, krajských kauz - pravidelná stanoviska reakcí na veřejné dění (vyjadřování se, stanoviska, zasílat médiím)- gesce</text:p>
        </text:list-item>
        <text:list-item>
          <text:p text:style-name="P4">pomoc Slovákům</text:p>
        </text:list-item>
        <text:list-item>
          <text:p text:style-name="P4">delegace hospodáře</text:p>
        </text:list-item>
        <text:list-item>
          <text:p text:style-name="P4"><text:soft-page-break/>podatelna na redmine či na fóru? #10016</text:p>
        </text:list-item>
        <text:list-item>
          <text:p text:style-name="P4">hlasování Helios</text:p>
        </text:list-item>
        <text:list-item>
          <text:p text:style-name="P4">příprava krajského programu pro Vysočinu</text:p>
        </text:list-item>
        <text:list-item>
          <text:p text:style-name="P5">“<text:span text:style-name="T3">onboading” nových členů</text:span></text:p>
        </text:list-item>
        <text:list-item>
          <text:p text:style-name="P4">Řešit sdílené fotky Pirátů Vysočiny! Nastavení, vkládání, sdílení..</text:p>
        </text:list-item>
        <text:list-item>
          <text:p text:style-name="P6">přijímání členů</text:p>
        </text:list-item>
      </text:list>
      <text:p text:style-name="P26"/>
      <text:p text:style-name="P26"/>
      <text:p text:style-name="P29"><text:span text:style-name="T4">Koncepce mediálního odboru </text:span><text:span text:style-name="T5">PaK</text:span></text:p>
      <text:p text:style-name="P29"><text:span text:style-name="T5"/></text:p>
      <text:p text:style-name="P30"><text:span text:style-name="T5">Cí</text:span><text:span text:style-name="T4">l:</text:span></text:p>
      <text:p text:style-name="P13"><text:span text:style-name="T4"/></text:p>
      <text:p text:style-name="P13"><text:span text:style-name="T4">Cílem krajského mediálního odboru je zlepšování PR </text:span><text:span text:style-name="T5">Pardubického kraje</text:span><text:span text:style-name="T4">, vytváření povědomí o činnosti Pirátů navenek, vyhledávání témat, jejich zpracování a včasná publikace. Rozšiřování základny fanoušků a sympatizantů.</text:span></text:p>
      <text:p text:style-name="P13"><text:span text:style-name="T4"/></text:p>
      <text:p text:style-name="P30"><text:span text:style-name="T4">Fungování:</text:span></text:p>
      <text:p text:style-name="P31"><text:span text:style-name="T7"/></text:p>
      <text:p text:style-name="P7"><text:span text:style-name="T16">1.</text:span><text:span text:style-name="T13"> </text:span><text:span text:style-name="T14">Statut krajského mediálního odboru (</text:span><text:span text:style-name="T15">K</text:span><text:span text:style-name="T14">MO) vychází z </text:span><text:a xlink:type="simple" xlink:href="https://wiki.pirati.cz/rules/or#medialni_odbor" text:style-name="Internet_20_link" text:visited-style-name="Visited_20_Internet_20_Link"><text:span text:style-name="T46">oraganizačního řádu</text:span></text:a><text:span text:style-name="T33"> </text:span><text:span text:style-name="T14">České </text:span><text:span text:style-name="T8">pirátské strany a jeho fungování se řídí </text:span><text:a xlink:type="simple" xlink:href="https://wiki.pirati.cz/rules/or_zatys" text:style-name="Internet_20_link" text:visited-style-name="Visited_20_Internet_20_Link"><text:span text:style-name="T44">zásadami </text:span></text:a><text:a xlink:type="simple" xlink:href="https://wiki.pirati.cz/rules/or_zatys" text:style-name="Internet_20_link" text:visited-style-name="Visited_20_Internet_20_Link"><text:span text:style-name="T44">týmové spolupráce</text:span></text:a><text:span text:style-name="T32"> </text:span><text:span text:style-name="T8">.</text:span></text:p>
      <text:p text:style-name="P14"><text:span text:style-name="T4"/></text:p>
      <text:p text:style-name="P14"><text:span text:style-name="T19">2.</text:span><text:span text:style-name="T4"> Krajský MO je podřízen předsednictvu krajského sdružení, úzce spolupracuje s celostátním odborem a komunikuje se všemi členy krajského sdružení.</text:span></text:p>
      <text:p text:style-name="P13"><text:span text:style-name="T4"/></text:p>
      <text:p text:style-name="P13"><text:span text:style-name="T19">3.</text:span><text:span text:style-name="T4"> </text:span><text:span text:style-name="T17">K</text:span><text:span text:style-name="T4">MO má svou podatelnu </text:span><text:span text:style-name="T6">(fórum/redmine?)</text:span><text:span text:style-name="T4">, návrhy jsou vždy podávány tam, vedoucí nebo zástupce vezme podání na vědomí a přejde k jeho realizaci, či podání zamítne. V případě zamítnutí je možnost podat odvolání k PKS.</text:span></text:p>
      <text:p text:style-name="P13"><text:span text:style-name="T4"/></text:p>
      <text:p text:style-name="P13"><text:span text:style-name="T19">4.</text:span><text:span text:style-name="T4"> Pro komunikaci členů odboru je zřízené samostatné subfórum. V něm mohou diskutovat i nečlenové </text:span><text:span text:style-name="T17">K</text:span><text:span text:style-name="T4">MO.</text:span></text:p>
      <text:p text:style-name="P13"><text:span text:style-name="T4"/></text:p>
      <text:p text:style-name="P13"><text:span text:style-name="T19">5.</text:span><text:span text:style-name="T4"> Pokud člen po </text:span><text:span text:style-name="T17">K</text:span><text:span text:style-name="T4">MO požaduje nějakou činnost (napsat článek, sdílet odkaz, rozjet kampaň), musí dodat potřebné podklady. Členové by měli být ve svých požadavcích racionální a měli by být připraveni pro jejich splnění něco udělat.</text:span></text:p>
      <text:p text:style-name="P13"><text:span text:style-name="T4"/></text:p>
      <text:p text:style-name="P13"><text:span text:style-name="T19">6.</text:span><text:span text:style-name="T4"> Je-li to potřeba, je </text:span><text:span text:style-name="T7">prostřednictvím emailu</text:span><text:span text:style-name="T4"> rozeslána informace členům </text:span><text:span text:style-name="T17">K</text:span><text:span text:style-name="T4">MO o aktuální kauze, které je třeba se věnovat. </text:span></text:p>
      <text:p text:style-name="P13"><text:span text:style-name="T4"/></text:p>
      <text:p text:style-name="P13"><text:span text:style-name="T19">7.</text:span><text:span text:style-name="T4"> Organizační struktura </text:span><text:span text:style-name="T17">K</text:span><text:span text:style-name="T4">MO vypadá následovně:</text:span></text:p>
      <text:p text:style-name="P13"><text:span text:style-name="T4"/></text:p>
      <text:p text:style-name="P13"><text:span text:style-name="T4"><text:tab/></text:span><text:span text:style-name="T19">a. Vedení odboru</text:span></text:p>
      <text:p text:style-name="P13"><text:span text:style-name="T4"><text:tab/>Vedoucí odboru je volen krajským sdružením na dva roky. Výkonem funkce zástupce <text:tab/><text:tab/>vedoucího pověří vybraného člena </text:span><text:span text:style-name="T17">K</text:span><text:span text:style-name="T4">MO. Vedení odboru řeší hlavní agendu odboru <text:tab/>(administrativní, kreativní i organizační) a odpovídá za jeho chod.</text:span></text:p>
      <text:p text:style-name="P13"><text:soft-page-break/><text:span text:style-name="T4"><text:tab/></text:span><text:span text:style-name="T19">b. Správci kanálů</text:span></text:p>
      <text:p text:style-name="P13"><text:span text:style-name="T4"><text:tab/>Jsou jmenováni vedoucím a starají se o informační kanály strany. Každý kanál má svého <text:tab/>hlavního správce, který odpovídá za jeho provoz. Pokud nejsou jmenováni odpovídá za <text:tab/>provoz vedoucí </text:span><text:span text:style-name="T17">K</text:span><text:span text:style-name="T4">MO.</text:span></text:p>
      <text:p text:style-name="P13"><text:span text:style-name="T4"/></text:p>
      <text:p text:style-name="P15"><text:span text:style-name="T4"><text:tab/></text:span><text:span text:style-name="T19">c. </text:span><text:span text:style-name="T20">T</text:span><text:span text:style-name="T22">i</text:span><text:span text:style-name="T20">p</text:span><text:span text:style-name="T22">aři</text:span></text:p>
      <text:p text:style-name="P21"><text:span text:style-name="T4"><text:tab/>Jsou všichni členové KMO a potažmo všichni členové KS PaK, jejichž úkolem je vytypovat <text:tab/>a fakticky popsat <text:s/>jakoukoli kauzu nebo příběh, který by se měl zveřejnit. </text:span><text:span text:style-name="T18">Tyto informace <text:tab/>poskytne neprodleně do podatelny KMO nebo přímo psavcům.</text:span></text:p>
      <text:p text:style-name="P21"><text:span text:style-name="T4"/></text:p>
      <text:p text:style-name="P22"><text:span text:style-name="T4"><text:tab/></text:span><text:span text:style-name="T19">d. Psavci</text:span></text:p>
      <text:p text:style-name="P22"><text:span text:style-name="T4"><text:tab/>Jsou jmenováni vedoucím a jsou hlavními autory tiskových zpráv, článků a komentářů. <text:tab/>Zpracovávají podněty t</text:span><text:span text:style-name="T25">i</text:span><text:span text:style-name="T4">p</text:span><text:span text:style-name="T25">ařů</text:span><text:span text:style-name="T4"> a v co nejkratší době předávají texty korektorům. Za svou <text:tab/>činnost mohou být odměňováni. O výši odměny rozhodne svým usnesením </text:span><text:span text:style-name="T27">KF</text:span><text:span text:style-name="T4">. </text:span></text:p>
      <text:p text:style-name="P22"><text:span text:style-name="T4"/></text:p>
      <text:p text:style-name="P22"><text:span text:style-name="T4"><text:tab/></text:span><text:span text:style-name="T19">e. Korektoři</text:span></text:p>
      <text:p text:style-name="P23"><text:span text:style-name="T4"><text:tab/>Jsou jmenováni vedoucím a opravují gramatiku, slovosled a celkovou správnost textu. V <text:tab/>co nejkratší době předává opravený text k rukám vedoucího. <text:s/>Za svou činnost mohou být <text:tab/>odměňováni. O výši odměny rozhodne svým usnesením </text:span><text:span text:style-name="T27">KF</text:span><text:span text:style-name="T4">. </text:span></text:p>
      <text:p text:style-name="P15"><text:span text:style-name="T4"/></text:p>
      <text:p text:style-name="P15"><text:span text:style-name="T18"><text:tab/></text:span><text:span text:style-name="T21">f. </text:span><text:span text:style-name="T19">Pověřenci a koordinátoři</text:span></text:p>
      <text:p text:style-name="P13"><text:span text:style-name="T4"><text:tab/>Jsou jmenováni vedoucím zpravidla pro jednorázové v případě kampaní i dlouhodobé <text:tab/>úkoly (zhotovení grafiky, zařízení logistiky, příprava tiskové konference, uspořádání <text:tab/>propagační akce, atp.).</text:span></text:p>
      <text:p text:style-name="P13"><text:span text:style-name="T4"/></text:p>
      <text:p text:style-name="P30"><text:span text:style-name="T4">Činnosti mediálního odboru:</text:span></text:p>
      <text:p text:style-name="P30"><text:span text:style-name="T4"/></text:p>
      <text:p text:style-name="P13"><text:span text:style-name="T4">● </text:span><text:span text:style-name="T19">Správa profilů kraje v sociálních sítí</text:span></text:p>
      <text:p text:style-name="P13"><text:span text:style-name="T4">○ správa a propagace oficiálního </text:span><text:a xlink:type="simple" xlink:href="https://www.facebook.com/pirati.pardubicko/" text:style-name="Internet_20_link" text:visited-style-name="Visited_20_Internet_20_Link"><text:span text:style-name="T41">FB profil</text:span></text:a><text:a xlink:type="simple" xlink:href="https://www.facebook.com/pirati.pardubicko/" text:style-name="Internet_20_link" text:visited-style-name="Visited_20_Internet_20_Link"><text:span text:style-name="T42">u</text:span></text:a><text:span text:style-name="T31"> </text:span><text:span text:style-name="T4">krajského sdružení</text:span></text:p>
      <text:p text:style-name="P13"><text:span text:style-name="T4">○ dohlížení na fungování regionálních profilů místních sdružení</text:span></text:p>
      <text:p text:style-name="P13"><text:span text:style-name="T4">○ správa regionálních profilů pokud jej PMS správou pověří</text:span></text:p>
      <text:p text:style-name="P13"><text:span text:style-name="T4">○ udržování živého profilu, minimálně 2x týdně příspěvek k aktuálnímu tématu</text:span></text:p>
      <text:p text:style-name="P13"><text:span text:style-name="T4">○ snaha o kontinuální nárůst fanoušků</text:span></text:p>
      <text:p text:style-name="P13"><text:span text:style-name="T4">○ vedení přehledů jednotlivých stránek ve správě </text:span><text:span text:style-name="T24">K</text:span><text:span text:style-name="T4">MO a zpracování FB analytiky</text:span></text:p>
      <text:p text:style-name="P13"><text:span text:style-name="T4">○ koordinace těchto činností s krajským koordinátorem</text:span></text:p>
      <text:p text:style-name="P13"><text:span text:style-name="T4"/></text:p>
      <text:p text:style-name="P13"><text:span text:style-name="T4">● </text:span><text:span text:style-name="T19">Správa webových stránek kraje</text:span></text:p>
      <text:p text:style-name="P13"><text:span text:style-name="T4">○ údržba, rozvoj a propagace </text:span><text:a xlink:type="simple" xlink:href="https://pardubicky.pirati.cz/" text:style-name="Internet_20_link" text:visited-style-name="Visited_20_Internet_20_Link"><text:span text:style-name="T41">oficiálních </text:span></text:a><text:a xlink:type="simple" xlink:href="https://pardubicky.pirati.cz/" text:style-name="Internet_20_link" text:visited-style-name="Visited_20_Internet_20_Link"><text:span text:style-name="T41">webových </text:span></text:a><text:a xlink:type="simple" xlink:href="https://pardubicky.pirati.cz/" text:style-name="Internet_20_link" text:visited-style-name="Visited_20_Internet_20_Link"><text:span text:style-name="T41">stránek kraje</text:span></text:a></text:p>
      <text:p text:style-name="P13"><text:span text:style-name="T4">○ zajištování aktuálnosti designu, gifů a titulních fotografií</text:span></text:p>
      <text:p text:style-name="P13"><text:span text:style-name="T4">○ zveřejňování článků</text:span></text:p>
      <text:p text:style-name="P13"><text:span text:style-name="T4"/></text:p>
      <text:p text:style-name="P13"><text:span text:style-name="T4">● </text:span><text:span text:style-name="T19">Správa podatelny</text:span></text:p>
      <text:p text:style-name="P13"><text:span text:style-name="T4">○ pravidelná kontrola </text:span><text:span text:style-name="T41">podatelny</text:span><text:span text:style-name="T31"> </text:span><text:span text:style-name="T4">, údržba a promptní řešení podání</text:span></text:p>
      <text:p text:style-name="P13"><text:span text:style-name="T4">○ </text:span><text:span text:style-name="T25">doručení</text:span><text:span text:style-name="T4"> případných důležitých podání k PKS</text:span></text:p>
      <text:p text:style-name="P13"><text:span text:style-name="T4"/></text:p>
      <text:p text:style-name="P13"><text:span text:style-name="T4">● </text:span><text:span text:style-name="T19">Psaní článků</text:span></text:p>
      <text:p text:style-name="P13"><text:span text:style-name="T4">○ zpracování požadavků kraje do článků a jejich publikace</text:span></text:p>
      <text:p text:style-name="P13"><text:soft-page-break/><text:span text:style-name="T4">○ aktivní vyhledávání pirátských témat a jejich zpracování</text:span></text:p>
      <text:p text:style-name="P13"><text:span text:style-name="T4">○ tvorba rozhovorů s činovníky a členy krajského sdružení</text:span></text:p>
      <text:p text:style-name="P13"><text:span text:style-name="T4">○ vytvoření krajské sítě tipařů a psavců</text:span></text:p>
      <text:p text:style-name="P13"><text:span text:style-name="T4"/></text:p>
      <text:p text:style-name="P13"><text:span text:style-name="T4">● </text:span><text:span text:style-name="T19">Psaní tiskových zpráv</text:span></text:p>
      <text:p text:style-name="P13"><text:span text:style-name="T4">○ zpracování podnětů členské základny do TZ</text:span></text:p>
      <text:p text:style-name="P13"><text:span text:style-name="T4">○ rozesílání TZ na dostupné novinářské kontakty</text:span></text:p>
      <text:p text:style-name="P13"><text:span text:style-name="T4"/></text:p>
      <text:p text:style-name="P13"><text:span text:style-name="T4">● </text:span><text:span text:style-name="T19">Newsletter</text:span></text:p>
      <text:p text:style-name="P13"><text:span text:style-name="T4">○ tvorba a rozesílání krajského měsíčního zpravodaje</text:span></text:p>
      <text:p text:style-name="P13"><text:span text:style-name="T4">○ jeho odeslání </text:span><text:span text:style-name="T25">vždy na přelomu měsíce</text:span></text:p>
      <text:p text:style-name="P13"><text:span text:style-name="T4">○ uvést přehled událostí z minulého a následujícího měsíce</text:span></text:p>
      <text:p text:style-name="P13"><text:span text:style-name="T4">○ kooperace s krajským koordinátorem</text:span></text:p>
      <text:p text:style-name="P13"><text:span text:style-name="T4"/></text:p>
      <text:p text:style-name="P13"><text:span text:style-name="T4">● </text:span><text:span text:style-name="T19">Pirátské listy</text:span></text:p>
      <text:p text:style-name="P13"><text:span text:style-name="T4">○ příprava podkladů a sazba Pirátských listů</text:span></text:p>
      <text:p text:style-name="P13"><text:span text:style-name="T4">○ zajištění jejich výroby, případně distribuce</text:span></text:p>
      <text:p text:style-name="P13"><text:span text:style-name="T4">○ kooperace s regiony</text:span></text:p>
      <text:p text:style-name="P13"><text:span text:style-name="T4"/></text:p>
      <text:p text:style-name="P13"><text:span text:style-name="T4">● </text:span><text:span text:style-name="T19">Audiovizuální díla</text:span></text:p>
      <text:p text:style-name="P13"><text:span text:style-name="T4">○ správa krajského </text:span><text:a xlink:type="simple" xlink:href="https://www.youtube.com/channel/UC_DPWuE5dPRXl7blykCKmmg/featured" text:style-name="Internet_20_link" text:visited-style-name="Visited_20_Internet_20_Link"><text:span text:style-name="T41">youtube kanálu</text:span></text:a></text:p>
      <text:p text:style-name="P13"><text:span text:style-name="T4">○ tvorba audiovizuální děl dle zadání</text:span></text:p>
      <text:p text:style-name="P13"><text:span text:style-name="T4"/></text:p>
      <text:p text:style-name="P13"><text:span text:style-name="T4">● </text:span><text:span text:style-name="T19">Databáze kontaktů</text:span></text:p>
      <text:p text:style-name="P13"><text:span text:style-name="T4">○ správa a rozšiřování databáze kontaktů na sdělovací prostředky</text:span></text:p>
      <text:p text:style-name="P13"><text:span text:style-name="T4">○ udržování přátelského kontaktu s novináři</text:span></text:p>
      <text:p text:style-name="P13"><text:span text:style-name="T4"/></text:p>
      <text:p text:style-name="P13"><text:span text:style-name="T4">●</text:span><text:span text:style-name="T19"> Výkaz práce</text:span></text:p>
      <text:p text:style-name="P13"><text:span text:style-name="T4">○ pravidelné vykazování činnosti v systému </text:span><text:a xlink:type="simple" xlink:href="https://redmine.pirati.cz/" text:style-name="Internet_20_link" text:visited-style-name="Visited_20_Internet_20_Link"><text:span text:style-name="T34">Redmine</text:span></text:a></text:p>
      <text:p text:style-name="P13"><text:span text:style-name="T31"/></text:p>
      <text:p text:style-name="P13"><text:span text:style-name="T4">● </text:span><text:span text:style-name="T19">Monitoring</text:span></text:p>
      <text:p text:style-name="P13"><text:span text:style-name="T4">○ monitoring pirátských výstupů v médiích</text:span></text:p>
      <text:p text:style-name="P16"><text:span text:style-name="T4">○ </text:span><text:span text:style-name="T26">monitoring politické konkurence v médiích</text:span></text:p>
      <text:p text:style-name="P13"><text:span text:style-name="T4"/></text:p>
      <text:p text:style-name="P13"><text:span text:style-name="T4"/></text:p>
      <text:p text:style-name="P30"><text:span text:style-name="T4">Pravidla odměňování:</text:span></text:p>
      <text:p text:style-name="P30"><text:span text:style-name="T4"/></text:p>
      <text:list xml:id="list1105272440251514253" text:style-name="L3">
        <text:list-item>
          <text:p text:style-name="P9"><text:span text:style-name="T8">Vedoucí </text:span><text:span text:style-name="T10">K</text:span><text:span text:style-name="T8">MO zodpovědně vede, řídí a rozvíjí mediální tým. Osobně garantuje správný chod týmu a očekávané výstupy. Poctivě eviduje odpracovaný čas v příslušné evidenci. </text:span><text:span text:style-name="T11">Splní-li mediální minimum, může mu z</text:span><text:span text:style-name="T8">a </text:span><text:span text:style-name="T12">náležet</text:span><text:span text:style-name="T8"> měsíční finanční odměna. </text:span></text:p>
        </text:list-item>
        <text:list-item>
          <text:p text:style-name="P18"><text:span text:style-name="T4">Mediálním minimem je označován soubor činností, které </text:span><text:span text:style-name="T26">mohou být usnesením </text:span><text:span text:style-name="T29">KF </text:span><text:span text:style-name="T4">finančně ohodnoceny již v základu vedoucího mediálního odboru. Není nutné jej vykazovat v systému Redmine, ale je to doporučené. Ostatní činnosti mimo toto minimum jsou odměňovány v hodinové sazbě.</text:span></text:p>
        </text:list-item>
      </text:list>
      <text:list xml:id="list7133341903561424727" text:style-name="L4">
        <text:list-item>
          <text:p text:style-name="P10"><text:span text:style-name="T8">Správa FB a Twitter profilu kraje</text:span></text:p>
        </text:list-item>
        <text:list-item>
          <text:p text:style-name="P20"><text:span text:style-name="T4">Správa webových stránek kraje</text:span></text:p>
        </text:list-item>
        <text:list-item>
          <text:p text:style-name="P20"><text:span text:style-name="T4">Databáze kontaktů</text:span></text:p>
        </text:list-item>
        <text:list-item>
          <text:p text:style-name="P20"><text:soft-page-break/><text:span text:style-name="T4"><text:s/>Newsletter</text:span></text:p>
        </text:list-item>
        <text:list-item>
          <text:p text:style-name="P20"><text:span text:style-name="T4"><text:s/>Správa podatelny</text:span></text:p>
        </text:list-item>
        <text:list-item>
          <text:p text:style-name="P20"><text:span text:style-name="T4"><text:s/>Výkaz práce</text:span></text:p>
        </text:list-item>
        <text:list-item>
          <text:p text:style-name="P20"><text:span text:style-name="T4"><text:s/>1x/měsíc účast na jednání PKS (případně schůzka s předsedou )<text:tab/></text:span></text:p>
        </text:list-item>
      </text:list>
      <text:p text:style-name="P19"><text:span text:style-name="T19"/></text:p>
      <text:p text:style-name="P19"><text:span text:style-name="T19"/></text:p>
      <text:p text:style-name="P28"><text:span text:style-name="T27">1)</text:span><text:span text:style-name="T4"> Základ</text:span></text:p>
      <text:p text:style-name="P13"><text:span text:style-name="T4">○ odměna za vykonávání tzv. mediálního minima</text:span></text:p>
      <text:p text:style-name="P17"><text:span text:style-name="T28"><text:tab/></text:span><text:span text:style-name="T4">Mediálním minimem je označován soubor činností, které </text:span><text:span text:style-name="T26">mohou být usnesením </text:span><text:span text:style-name="T29">KF</text:span><text:span text:style-name="T4"> <text:tab/>finančně ohodnoceny již v základu vedoucího mediálního odboru. Není nutné jej <text:tab/>vykazovat v systému Redmine, ale je to doporučené. Ostatní činnosti mimo toto <text:tab/>minimum jsou odměňovány v hodinové sazbě.</text:span></text:p>
      <text:p text:style-name="P17"><text:span text:style-name="T4"><text:tab/>● Správa FB a Twitter profilu kraje</text:span></text:p>
      <text:p text:style-name="P17"><text:span text:style-name="T4"><text:tab/>● Správa webových stránek kraje</text:span></text:p>
      <text:p text:style-name="P17"><text:span text:style-name="T4"><text:tab/>● Databáze kontaktů</text:span></text:p>
      <text:p text:style-name="P17"><text:span text:style-name="T4"><text:tab/>● Newsletter</text:span></text:p>
      <text:p text:style-name="P17"><text:span text:style-name="T4"><text:tab/>● Správa podatelny</text:span></text:p>
      <text:p text:style-name="P17"><text:span text:style-name="T4"><text:tab/>● Výkaz práce</text:span></text:p>
      <text:p text:style-name="P17"><text:span text:style-name="T4"><text:tab/>● 1x/měsíc účast na jednání PKS (případně schůzka s předsedou )<text:tab/></text:span></text:p>
      <text:p text:style-name="P13"><text:span text:style-name="T23">2)</text:span><text:span text:style-name="T19"> Hodinová mzda</text:span></text:p>
      <text:p text:style-name="P13"><text:span text:style-name="T4">○ hodinová odměna na základě vykonané práce mimo mediální minimum</text:span></text:p>
      <text:p text:style-name="P13"><text:span text:style-name="T23">3)</text:span><text:span text:style-name="T19"> Úkolová odměna</text:span></text:p>
      <text:p text:style-name="P13"><text:span text:style-name="T4">○ uděluje PKS v případě nadstandardních či mimořádných výkonů</text:span></text:p>
      <text:p text:style-name="P13"><text:span text:style-name="T4"/></text:p>
      <text:list xml:id="list3929365476879555257" text:style-name="L2">
        <text:list-item>
          <text:p text:style-name="P8"><text:span text:style-name="T8">Hodnotu základu a hodinové mzdy určuje krajské fórum svým usnesením.</text:span></text:p>
        </text:list-item>
        <text:list-item>
          <text:p text:style-name="P8"><text:span text:style-name="T8">V případě problémů s vykonávanou činností, může PKS situaci řešit formou částečné nebo kompletní srážky z finanční odměny vedoucího </text:span><text:span text:style-name="T9">K</text:span><text:span text:style-name="T8">MO.</text:span></text:p>
        </text:list-item>
        <text:list-item>
          <text:p text:style-name="P8"><text:span text:style-name="T8">Vedoucí </text:span><text:span text:style-name="T9">K</text:span><text:span text:style-name="T8">MO se za účelem splnění svých úkol</text:span><text:span text:style-name="T9">ů</text:span><text:span text:style-name="T8"> obrací s požadavky primárně na členy </text:span><text:span text:style-name="T9">K</text:span><text:span text:style-name="T8">MO, následně na další dobrovolníky z řad členů sdružení. Teprve poté co není možné zadanou činnost splnit tímto způsobem, může se vedoucí obrátit na externí placenou službu. Pro tyto případy může vedoucí čerpat finanční prostředky až do výše k tomu určené rozpočtové položky. Platba za takové služby se řídí </text:span><text:span text:style-name="T32">pravidly hospodaření </text:span><text:span text:style-name="T8">.</text:span></text:p>
        </text:list-item>
        <text:list-item>
          <text:p text:style-name="P8"><text:span text:style-name="T8">Vedoucí </text:span><text:span text:style-name="T9">K</text:span><text:span text:style-name="T8">MO pravidelně pracuje na svém sebevzdělávání.</text:span></text:p>
        </text:list-item>
      </text:list>
      <text:p text:style-name="P13"><text:span text:style-name="T4">Závěrečná ustanovení:</text:span></text:p>
      <text:p text:style-name="P13"><text:span text:style-name="T4">Tuto koncepci mediálního odboru jihočeského kraje schvaluje a mění krajské fórum JčK</text:span></text:p>
      <text:p text:style-name="P13"><text:span text:style-name="T4">svým usnesením.</text:span></text:p>
      <text:p text:style-name="P26"><text:span text:style-name="T4">Zpracoval: Lukáš Kolářík 4.1.2018</text:span></text:p>
      <text:p text:style-name="P27"/>
      <text:p text:style-name="P27"/>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Grande" svg:font-family="'Lucida Grande', 'Trebuchet MS', Verdana, Helvetica, Arial, sans-serif"/>
    <style:font-face style:name="Mangal1" svg:font-family="Mangal"/>
    <style:font-face style:name="arial" svg:font-family="arial, sans-serif"/>
    <style:font-face style:name="ArialMT" svg:font-family="ArialMT" style:font-family-generic="roman"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1:12:48.019000000</meta:creation-date>
    <dc:date>2018-05-15T13:26:15.257000000</dc:date>
    <meta:editing-duration>PT20H6M45S</meta:editing-duration>
    <meta:editing-cycles>4</meta:editing-cycles>
    <meta:generator>LibreOffice/5.1.1.3$Windows_X86_64 LibreOffice_project/89f508ef3ecebd2cfb8e1def0f0ba9a803b88a6d</meta:generator>
    <meta:document-statistic meta:table-count="0" meta:image-count="0" meta:object-count="0" meta:page-count="5" meta:paragraph-count="128" meta:word-count="1296" meta:character-count="8733" meta:non-whitespace-character-count="7537"/>
  </office:meta>
</office:document-meta>
</file>